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6C800002C8DFABF3B7A.svm"/>
  <manifest:file-entry manifest:media-type="" manifest:full-path="Pictures/200000070000373200002C3DAF233DB9.svm"/>
  <manifest:file-entry manifest:media-type="" manifest:full-path="Pictures/200000070000374C00002CA70B4066C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7292in" fo:margin-left="-0.0167in" fo:margin-right="-0.0201in" table:align="margins"/>
    </style:style>
    <style:style style:name="Table1.A" style:family="table-column">
      <style:table-column-properties style:column-width="1.5931in" style:rel-column-width="15514*"/>
    </style:style>
    <style:style style:name="Table1.B" style:family="table-column">
      <style:table-column-properties style:column-width="2.5424in" style:rel-column-width="24759*"/>
    </style:style>
    <style:style style:name="Table1.C" style:family="table-column">
      <style:table-column-properties style:column-width="2.5938in" style:rel-column-width="2526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C10"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2.3542in" style:rel-column-width="23053*"/>
    </style:style>
    <style:style style:name="Table3.B" style:family="table-column">
      <style:table-column-properties style:column-width="2.1146in" style:rel-column-width="20707*"/>
    </style:style>
    <style:style style:name="Table3.C" style:family="table-column">
      <style:table-column-properties style:column-width="2.2236in" style:rel-column-width="2177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7292in" fo:margin-left="-0.0167in" fo:margin-right="-0.0201in" table:align="margins"/>
    </style:style>
    <style:style style:name="Table2.A" style:family="table-column">
      <style:table-column-properties style:column-width="1.6972in" style:rel-column-width="2444*"/>
    </style:style>
    <style:style style:name="Table2.B" style:family="table-column">
      <style:table-column-properties style:column-width="1.584in" style:rel-column-width="2281*"/>
    </style:style>
    <style:style style:name="Table2.C" style:family="table-column">
      <style:table-column-properties style:column-width="3.4479in" style:rel-column-width="4965*"/>
    </style:style>
    <style:style style:name="Table2.A1" style:family="table-cell">
      <style:table-cell-properties fo:padding="0.0382in" fo:border-left="0.0007in solid #000000" fo:border-right="none" fo:border-top="none" fo:border-bottom="0.0007in solid #000000"/>
    </style:style>
    <style:style style:name="Table2.C1" style:family="table-cell">
      <style:table-cell-properties fo:padding="0.0382in" fo:border-left="0.0007in solid #000000" fo:border-right="0.0007in solid #000000"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autospace="none"/>
      <style:text-properties style:font-name="Times New Roman" fo:font-size="12pt" fo:language="en" fo:country="US" fo:font-weight="bold" style:font-name-asian="URWPalladioL-Roma" style:font-size-asian="12pt" style:font-weight-asian="bold" style:font-name-complex="URWPalladioL-Roma"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5" style:family="paragraph" style:parent-style-name="Standard">
      <style:paragraph-properties fo:text-align="center" style:justify-single-word="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6" style:family="paragraph" style:parent-style-name="Standard">
      <style:paragraph-properties fo:text-align="start" style:justify-single-word="false" style:text-autospace="none"/>
      <style:text-properties style:font-name="Times New Roman" fo:language="en" fo:country="US"/>
    </style:style>
    <style:style style:name="P7" style:family="paragraph" style:parent-style-name="Standard">
      <style:paragraph-properties fo:text-align="center" style:justify-single-word="false" style:text-autospace="none"/>
      <style:text-properties fo:color="#800000"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8" style:family="paragraph" style:parent-style-name="Standard">
      <style:paragraph-properties fo:margin-left="0in" fo:margin-right="0in" fo:text-align="start" style:justify-single-word="false" fo:text-indent="0.1772in" style:auto-text-indent="false" style:text-autospace="none"/>
      <style:text-properties style:font-name="Times New Roman" fo:font-size="12pt" fo:language="en" fo:country="US" style:font-name-asian="URWPalladioL-Roma" style:font-size-asian="12pt" style:font-name-complex="URWPalladioL-Roma" style:font-size-complex="12pt"/>
    </style:style>
    <style:style style:name="P9" style:family="paragraph" style:parent-style-name="Standard">
      <style:paragraph-properties fo:margin-left="0in" fo:margin-right="0in" fo:text-align="start" style:justify-single-word="false" fo:text-indent="0.1772in" style:auto-text-indent="false" style:text-autospace="none"/>
      <style:text-properties style:font-name="Times New Roman" fo:language="en" fo:country="US"/>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11" style:family="paragraph" style:parent-style-name="Table_20_Contents">
      <style:paragraph-properties fo:margin-left="0in" fo:margin-right="0in" fo:text-align="start" style:justify-single-word="false" fo:text-indent="0in" style:auto-text-indent="false"/>
      <style:text-properties style:font-name="Times New Roman" fo:language="en" fo:country="US"/>
    </style:style>
    <style:style style:name="P12" style:family="paragraph" style:parent-style-name="Table_20_Contents">
      <style:paragraph-properties fo:margin-left="0in" fo:margin-right="0in" fo:text-align="start" style:justify-single-word="false" fo:text-indent="0in" style:auto-text-indent="false"/>
      <style:text-properties style:font-name="Times New Roman" fo:language="en" fo:country="US" fo:font-weight="bold" style:font-weight-asian="bold" style:font-weight-complex="bold"/>
    </style:style>
    <style:style style:name="P13" style:family="paragraph" style:parent-style-name="Table_20_Contents">
      <style:paragraph-properties fo:margin-left="0in" fo:margin-right="0in" fo:text-align="start" style:justify-single-word="false" fo:text-indent="0in" style:auto-text-indent="false"/>
      <style:text-properties fo:language="en" fo:country="US"/>
    </style:style>
    <style:style style:name="P14" style:family="paragraph" style:parent-style-name="Table_20_Contents">
      <style:paragraph-properties fo:margin-left="0in" fo:margin-right="0.1252in" fo:text-align="start" style:justify-single-word="false" fo:text-indent="0in" style:auto-text-indent="false" text:number-lines="false" text:line-number="0">
        <style:tab-stops>
          <style:tab-stop style:position="0.0102in"/>
        </style:tab-stops>
      </style:paragraph-properties>
      <style:text-properties style:font-name="Times New Roman" fo:language="en" fo:country="US"/>
    </style:style>
    <style:style style:name="P15" style:family="paragraph" style:parent-style-name="Table_20_Contents">
      <style:paragraph-properties fo:margin-left="0in" fo:margin-right="0.1252in" fo:text-align="start" style:justify-single-word="false" fo:text-indent="0in" style:auto-text-indent="false" text:number-lines="false" text:line-number="0">
        <style:tab-stops>
          <style:tab-stop style:position="0.0102in"/>
        </style:tab-stops>
      </style:paragraph-properties>
      <style:text-properties style:font-name="Times New Roman" fo:language="en" fo:country="US" fo:font-weight="bold" style:font-weight-asian="bold" style:font-weight-complex="bold"/>
    </style:style>
    <style:style style:name="P16" style:family="paragraph" style:parent-style-name="Table_20_Contents">
      <style:paragraph-properties fo:text-align="center" style:justify-single-word="false"/>
      <style:text-properties style:font-name="Times New Roman" fo:font-size="12pt" fo:font-style="italic" fo:font-weight="bold" style:font-name-asian="URWPalladioL-Roma" style:font-size-asian="12pt" style:font-style-asian="italic" style:font-weight-asian="bold" style:font-name-complex="URWPalladioL-Roma" style:font-size-complex="12pt" style:font-style-complex="italic" style:font-weight-complex="bold"/>
    </style:style>
    <style:style style:name="P17" style:family="paragraph" style:parent-style-name="Table_20_Contents">
      <style:paragraph-properties fo:text-align="center" style:justify-single-word="false"/>
      <style:text-properties style:font-name="Times New Roman" fo:font-size="12pt" style:font-name-asian="URWPalladioL-Roma" style:font-size-asian="12pt" style:font-name-complex="URWPalladioL-Roma" style:font-size-complex="12pt"/>
    </style:style>
    <style:style style:name="P18" style:family="paragraph" style:parent-style-name="Table_20_Contents">
      <style:paragraph-properties fo:text-align="start" style:justify-single-word="false"/>
      <style:text-properties style:font-name="Times New Roman" fo:language="en" fo:country="US" fo:font-weight="bold" style:font-weight-asian="bold" style:font-weight-complex="bold"/>
    </style:style>
    <style:style style:name="P19" style:family="paragraph" style:parent-style-name="Table_20_Contents">
      <style:paragraph-properties fo:text-align="start" style:justify-single-word="false"/>
      <style:text-properties style:font-name="Times New Roman" fo:language="en" fo:country="US"/>
    </style:style>
    <style:style style:name="P20" style:family="paragraph" style:parent-style-name="Table_20_Contents">
      <style:paragraph-properties fo:text-align="start" style:justify-single-word="false"/>
      <style:text-properties style:font-name="Times New Roman"/>
    </style:style>
    <style:style style:name="P21" style:family="paragraph" style:parent-style-name="Table_20_Contents">
      <style:paragraph-properties fo:text-align="start" style:justify-single-word="false"/>
      <style:text-properties style:font-name="Times New Roman" fo:font-weight="bold" style:font-weight-asian="bold" style:font-weight-complex="bold"/>
    </style:style>
    <style:style style:name="P22" style:family="paragraph" style:parent-style-name="Table_20_Contents">
      <style:paragraph-properties fo:text-align="start" style:justify-single-word="false"/>
      <style:text-properties fo:language="en" fo:country="US"/>
    </style:style>
    <style:style style:name="P23" style:family="paragraph" style:parent-style-name="Table_20_Contents">
      <style:paragraph-properties fo:text-align="start" style:justify-single-word="false"/>
      <style:text-properties fo:language="en" fo:country="US" fo:font-weight="bold" style:font-weight-asian="bold" style:font-weight-complex="bold"/>
    </style:style>
    <style:style style:name="P24" style:family="paragraph" style:parent-style-name="Table_20_Contents">
      <style:paragraph-properties fo:text-align="center" style:justify-single-word="false"/>
      <style:text-properties fo:color="#800000" style:font-name="Times New Roman" fo:font-size="12pt" style:font-name-asian="URWPalladioL-Roma" style:font-size-asian="12pt" style:font-name-complex="URWPalladioL-Roma" style:font-size-complex="12pt"/>
    </style:style>
    <style:style style:name="P25" style:family="paragraph" style:parent-style-name="Table_20_Contents">
      <style:paragraph-properties fo:text-align="start" style:justify-single-word="false" text:number-lines="false" text:line-number="0" style:text-autospace="none">
        <style:tab-stops>
          <style:tab-stop style:position="0.0102in"/>
        </style:tab-stops>
      </style:paragraph-properties>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27" style:family="paragraph" style:parent-style-name="Standard" style:list-style-name="L1"/>
    <style:style style:name="P28" style:family="paragraph" style:parent-style-name="Standard" style:list-style-name="L1">
      <style:paragraph-properties fo:text-align="start" style:justify-single-word="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29" style:family="paragraph" style:parent-style-name="Standard">
      <style:paragraph-properties fo:text-align="start" style:justify-single-word="false" style:text-autospace="none"/>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P30" style:family="paragraph" style:parent-style-name="Standard" style:list-style-name="L1">
      <style:paragraph-properties fo:text-align="start" style:justify-single-word="false" style:text-autospace="none"/>
      <style:text-properties style:font-name="Times New Roman" fo:font-size="12pt" fo:language="en" fo:country="US" fo:font-weight="bold" style:font-name-asian="URWPalladioL-Roma" style:font-size-asian="12pt" style:font-weight-asian="bold" style:font-name-complex="URWPalladioL-Roma" style:font-size-complex="12pt" style:font-weight-complex="bold"/>
    </style:style>
    <style:style style:name="P31" style:family="paragraph" style:parent-style-name="Standard">
      <style:paragraph-properties fo:text-align="start" style:justify-single-word="false" style:text-autospace="none"/>
      <style:text-properties style:font-name="Times New Roman" fo:font-size="12pt" fo:language="en" fo:country="US" fo:font-weight="bold" style:font-name-asian="URWPalladioL-Roma" style:font-size-asian="12pt" style:font-weight-asian="bold" style:font-name-complex="URWPalladioL-Roma" style:font-size-complex="12pt" style:font-weight-complex="bold"/>
    </style:style>
    <style:style style:name="P32" style:family="paragraph" style:parent-style-name="Standard" style:list-style-name="L1">
      <style:paragraph-properties fo:text-align="start" style:justify-single-word="false" style:text-autospace="none"/>
      <style:text-properties style:font-name="Times New Roman" fo:language="en" fo:country="US"/>
    </style:style>
    <style:style style:name="T1" style:family="text">
      <style:text-properties fo:font-size="12pt" style:font-name-asian="URWPalladioL-Roma" style:font-size-asian="12pt" style:font-name-complex="URWPalladioL-Roma" style:font-size-complex="12pt"/>
    </style:style>
    <style:style style:name="T2" style:family="text">
      <style:text-properties fo:font-size="12pt" fo:font-weight="bold" style:font-name-asian="URWPalladioL-Roma" style:font-size-asian="12pt" style:font-weight-asian="bold" style:font-name-complex="URWPalladioL-Roma" style:font-size-complex="12pt" style:font-weight-complex="bold"/>
    </style:style>
    <style:style style:name="T3" style:family="text">
      <style:text-properties fo:font-size="12pt" fo:font-weight="normal" style:font-name-asian="URWPalladioL-Roma" style:font-size-asian="12pt" style:font-weight-asian="normal" style:font-name-complex="URWPalladioL-Roma" style:font-size-complex="12pt" style:font-weight-complex="normal"/>
    </style:style>
    <style:style style:name="T4" style:family="text">
      <style:text-properties style:text-position="super 58%" fo:font-size="12pt" fo:font-weight="normal" style:font-name-asian="URWPalladioL-Roma" style:font-size-asian="12pt" style:font-weight-asian="normal" style:font-name-complex="URWPalladioL-Roma" style:font-size-complex="12pt" style:font-weight-complex="normal"/>
    </style:style>
    <style:style style:name="T5" style:family="text">
      <style:text-properties style:text-position="super 58%"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T6" style:family="text">
      <style:text-properties style:font-name="Times New Roman" fo:font-size="12pt" fo:language="en" fo:country="US" fo:font-weight="bold" style:font-name-asian="URWPalladioL-Roma" style:font-size-asian="12pt" style:font-weight-asian="bold" style:font-name-complex="URWPalladioL-Roma" style:font-size-complex="12pt" style:font-weight-complex="bold"/>
    </style:style>
    <style:style style:name="T7" style:family="text">
      <style:text-properties style:font-name="Times New Roman" fo:font-size="12pt" fo:language="en" fo:country="US" fo:font-weight="normal" style:font-name-asian="URWPalladioL-Roma" style:font-size-asian="12pt" style:font-weight-asian="normal" style:font-name-complex="URWPalladioL-Roma" style:font-size-complex="12pt" style:font-weight-complex="normal"/>
    </style:style>
    <style:style style:name="T8" style:family="text">
      <style:text-properties fo:language="en" fo:country="US"/>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for CSCI6506 Sandbox 2</text:p>
      <text:p text:style-name="P2">Jéssica Pauli de Castro Bonson (B00617515)</text:p>
      <text:p text:style-name="P8"/>
      <text:p text:style-name="P8">The implementation of the canonical GP for multi-class classification improved with sampling and a class-wise detection rate (DR) used the following final configurations:</text:p>
      <table:table table:name="Table1" table:style-name="Table1">
        <table:table-column table:style-name="Table1.A"/>
        <table:table-column table:style-name="Table1.B"/>
        <table:table-column table:style-name="Table1.C"/>
        <table:table-row>
          <table:table-cell table:style-name="Table1.A1" office:value-type="string">
            <text:p text:style-name="P12">Parameters</text:p>
          </table:table-cell>
          <table:table-cell table:style-name="Table1.A1" office:value-type="string">
            <text:p text:style-name="P15">Thyroid dataset</text:p>
          </table:table-cell>
          <table:table-cell table:style-name="Table1.C1" office:value-type="string">
            <text:p text:style-name="P15">Shuttle dataset</text:p>
          </table:table-cell>
        </table:table-row>
        <table:table-row>
          <table:table-cell table:style-name="Table1.A2" office:value-type="string">
            <text:p text:style-name="P11">Population Size</text:p>
          </table:table-cell>
          <table:table-cell table:style-name="Table1.B2" office:value-type="float" office:value="200">
            <text:p text:style-name="P14">200</text:p>
          </table:table-cell>
          <table:table-cell table:style-name="Table1.C2" office:value-type="float" office:value="200">
            <text:p text:style-name="P14">200</text:p>
          </table:table-cell>
        </table:table-row>
        <table:table-row>
          <table:table-cell table:style-name="Table1.A2" office:value-type="string">
            <text:p text:style-name="P11">Total Generations</text:p>
          </table:table-cell>
          <table:table-cell table:style-name="Table1.B2" office:value-type="float" office:value="20">
            <text:p text:style-name="P11">20</text:p>
          </table:table-cell>
          <table:table-cell table:style-name="Table1.C2" office:value-type="float" office:value="20">
            <text:p text:style-name="P11">20</text:p>
          </table:table-cell>
        </table:table-row>
        <table:table-row>
          <table:table-cell table:style-name="Table1.A2" office:value-type="string">
            <text:p text:style-name="P11">Crossover Rate</text:p>
          </table:table-cell>
          <table:table-cell table:style-name="Table1.B2" office:value-type="float" office:value="0.1">
            <text:p text:style-name="P11">0.1</text:p>
          </table:table-cell>
          <table:table-cell table:style-name="Table1.C2" office:value-type="float" office:value="0.1">
            <text:p text:style-name="P11">0.1</text:p>
          </table:table-cell>
        </table:table-row>
        <table:table-row>
          <table:table-cell table:style-name="Table1.A2" office:value-type="string">
            <text:p text:style-name="P11">Mutation Rate</text:p>
          </table:table-cell>
          <table:table-cell table:style-name="Table1.B2" office:value-type="float" office:value="0.9">
            <text:p text:style-name="P11">0.9</text:p>
          </table:table-cell>
          <table:table-cell table:style-name="Table1.C2" office:value-type="float" office:value="0.9">
            <text:p text:style-name="P11">0.9</text:p>
          </table:table-cell>
        </table:table-row>
        <table:table-row>
          <table:table-cell table:style-name="Table1.A2" office:value-type="string">
            <text:p text:style-name="P11">Total Runs</text:p>
          </table:table-cell>
          <table:table-cell table:style-name="Table1.B2" office:value-type="float" office:value="50">
            <text:p text:style-name="P11">50</text:p>
          </table:table-cell>
          <table:table-cell table:style-name="Table1.C2" office:value-type="float" office:value="20">
            <text:p text:style-name="P11">20</text:p>
          </table:table-cell>
        </table:table-row>
        <table:table-row>
          <table:table-cell table:style-name="Table1.A2" office:value-type="string">
            <text:p text:style-name="P11">Initial Program Size</text:p>
          </table:table-cell>
          <table:table-cell table:style-name="Table1.B2" office:value-type="float" office:value="32">
            <text:p text:style-name="P11">32</text:p>
          </table:table-cell>
          <table:table-cell table:style-name="Table1.C2" office:value-type="float" office:value="40">
            <text:p text:style-name="P11">40</text:p>
          </table:table-cell>
        </table:table-row>
        <table:table-row>
          <table:table-cell table:style-name="Table1.A2" office:value-type="string">
            <text:p text:style-name="P11">Max. Program Size</text:p>
          </table:table-cell>
          <table:table-cell table:style-name="Table1.B2" office:value-type="float" office:value="64">
            <text:p text:style-name="P11">64</text:p>
          </table:table-cell>
          <table:table-cell table:style-name="Table1.C2" office:value-type="float" office:value="80">
            <text:p text:style-name="P11">80</text:p>
          </table:table-cell>
        </table:table-row>
        <table:table-row>
          <table:table-cell table:style-name="Table1.A2" office:value-type="string">
            <text:p text:style-name="P11">Extra Registers</text:p>
          </table:table-cell>
          <table:table-cell table:style-name="Table1.B2" office:value-type="float" office:value="2">
            <text:p text:style-name="P11">2</text:p>
          </table:table-cell>
          <table:table-cell table:style-name="Table1.C2" office:value-type="float" office:value="3">
            <text:p text:style-name="P11">3</text:p>
          </table:table-cell>
        </table:table-row>
        <table:table-row>
          <table:table-cell table:style-name="Table1.A2" office:value-type="string">
            <text:p text:style-name="P11">Fitness Function</text:p>
          </table:table-cell>
          <table:table-cell table:style-name="Table1.A2" office:value-type="string">
            <text:p text:style-name="P13">Accuracy</text:p>
          </table:table-cell>
          <table:table-cell table:style-name="Table1.C10" office:value-type="string">
            <text:p text:style-name="P13">(MSE+Accuracy)/2</text:p>
          </table:table-cell>
        </table:table-row>
        <table:table-row>
          <table:table-cell table:style-name="Table1.A2" office:value-type="string">
            <text:p text:style-name="P11">Sampling Heuristic</text:p>
          </table:table-cell>
          <table:table-cell table:style-name="Table1.A2" office:value-type="string">
            <text:p text:style-name="P10">τ/|C|</text:p>
          </table:table-cell>
          <table:table-cell table:style-name="Table1.C10" office:value-type="string">
            <text:p text:style-name="P10">τ/|C|</text:p>
          </table:table-cell>
        </table:table-row>
        <table:table-row>
          <table:table-cell table:style-name="Table1.A2" office:value-type="string">
            <text:p text:style-name="P11">Sample Size (τ)</text:p>
          </table:table-cell>
          <table:table-cell table:style-name="Table1.A2" office:value-type="string">
            <text:p text:style-name="P13">420 (140 per class)</text:p>
          </table:table-cell>
          <table:table-cell table:style-name="Table1.C10" office:value-type="string">
            <text:p text:style-name="P13">420 (60 per class)</text:p>
          </table:table-cell>
        </table:table-row>
        <table:table-row>
          <table:table-cell table:style-name="Table1.A2" office:value-type="string">
            <text:p text:style-name="P11">Selector Operator</text:p>
          </table:table-cell>
          <table:table-cell table:style-name="Table1.C1" table:number-columns-spanned="2" office:value-type="string">
            <text:p text:style-name="P11">Proportional Selection</text:p>
          </table:table-cell>
          <table:covered-table-cell/>
        </table:table-row>
        <table:table-row>
          <table:table-cell table:style-name="Table1.A2" office:value-type="string">
            <text:p text:style-name="P11">Variation Op.</text:p>
          </table:table-cell>
          <table:table-cell table:style-name="Table1.C10" table:number-columns-spanned="2" office:value-type="string">
            <text:p text:style-name="P11">Crossover and Mutation</text:p>
          </table:table-cell>
          <table:covered-table-cell/>
        </table:table-row>
        <table:table-row>
          <table:table-cell table:style-name="Table1.A2" office:value-type="string">
            <text:p text:style-name="P11">Stop Criterion</text:p>
          </table:table-cell>
          <table:table-cell table:style-name="Table1.C10" table:number-columns-spanned="2" office:value-type="string">
            <text:p text:style-name="P11">While current_generation &lt; generation_total</text:p>
          </table:table-cell>
          <table:covered-table-cell/>
        </table:table-row>
        <table:table-row>
          <table:table-cell table:style-name="Table1.C10" table:number-columns-spanned="3" office:value-type="string">
            <text:p text:style-name="P12">Best Solution</text:p>
          </table:table-cell>
          <table:covered-table-cell/>
          <table:covered-table-cell/>
        </table:table-row>
        <table:table-row>
          <table:table-cell table:style-name="Table1.A2" office:value-type="string">
            <text:p text:style-name="P11">- accuracy</text:p>
          </table:table-cell>
          <table:table-cell table:style-name="Table1.B2" office:value-type="float" office:value="0.91569">
            <text:p text:style-name="P10">0.92</text:p>
          </table:table-cell>
          <table:table-cell table:style-name="Table1.C2" office:value-type="float" office:value="0.70344">
            <text:p text:style-name="P13">0.7</text:p>
          </table:table-cell>
        </table:table-row>
        <table:table-row>
          <table:table-cell table:style-name="Table1.A2" office:value-type="string">
            <text:p text:style-name="P11">- DR</text:p>
          </table:table-cell>
          <table:table-cell table:style-name="Table1.B2" office:value-type="float" office:value="0.85749">
            <text:p text:style-name="P10">0.86</text:p>
          </table:table-cell>
          <table:table-cell table:style-name="Table1.C2" office:value-type="float" office:value="0.37974">
            <text:p text:style-name="P13">0.38</text:p>
          </table:table-cell>
        </table:table-row>
      </table:table>
      <text:p text:style-name="P8"/>
      <text:p text:style-name="P9"><text:span text:style-name="T1">This values were obtained by comparing the result of sets of runs of the GP algorithm with each other, only modifying one variable per time. The comparisons were between the normal distribution of the results between each set of runs, using the metric (accuracy+DR)/2. The attribute values were normalized between -1 &lt;= x &lt;= 1 using the formula (x-mean)/(max-min). In the next paragraphs I will explain the details about the fitness function, the sensitivity of the parameter τ, the sampling policy, and then show the best trained programs for each dataset.</text:span></text:p>
      <text:list xml:id="list1840401098226641702" text:style-name="L1">
        <text:list-header>
          <text:p text:style-name="P28"/>
        </text:list-header>
        <text:list-item>
          <text:p text:style-name="P32"><text:span text:style-name="T2">Fitness Function:</text:span><text:span text:style-name="T3"> To choose the best fitness function I compared, for both datasets, the normal distribution of the results of 4 fitness functions. The first two are the best performing functions from Box1, i.e. accuracy-based (a) and (MSE+accuracy/2)-based (b). The two other functions are the first ones with an additional parameter for the DR, with the same weight as the first parameter. So the function (c) is based on accuracy and DR, and (d) is based on accuracy, MSE, and DR. The following figures show the normal distribution results for these fitness functions for both datasets with a confidence interval of 80%.</text:span></text:p>
          <text:p text:style-name="P32"><text:soft-page-break/><text:span text:style-name="T3"><draw:frame draw:style-name="fr1" draw:name="graphics1" text:anchor-type="as-char" svg:width="3.0547in" svg:height="2.5917in" draw:z-index="0"><draw:image xlink:href="Pictures/200000070000374C00002CA70B4066CF.svm" xlink:type="simple" xlink:show="embed" xlink:actuate="onLoad"/></draw:frame></text:span><text:span text:style-name="T3"><draw:frame draw:style-name="fr2" draw:name="graphics2" text:anchor-type="as-char" svg:y="-1.2882in" svg:width="3.1146in" svg:height="2.5839in" draw:z-index="1"><draw:image xlink:href="Pictures/20000007000036C800002C8DFABF3B7A.svm" xlink:type="simple" xlink:show="embed" xlink:actuate="onLoad"/></draw:frame></text:span></text:p>
          <text:p text:style-name="P28">For the Thyroid dataset, (a) and (c) got the same distribution values. The only statistically relevant result is that, for this confidence level the (d) function was the worse one, and (a), (b), and (c) are statistically similar. Due to these results, the Shuttle dataset wasn't tested with function (d), and the results for this dataset also didn't show any relevant statistically difference between (a), (b), and (c). Besides that, (a) produced the best solution for the Thyroid dataset and (c) the best one for the Shuttle dataset.</text:p>
          <text:p text:style-name="P30"/>
        </text:list-item>
        <text:list-item>
          <text:p text:style-name="P32"><text:span text:style-name="T2">Parameter τ: </text:span><text:span text:style-name="T3">This value affected mainly the Shuttle dataset, since it has a lot of variance between the samples per classes and, for example, a sample of 50 elements per class is too few for class 1, with thousands of data items, so it may decrease the accuracy for this class. But it is already bigger than the total data for classes 2, 3, 6, and 7, so a even higher value would unbalance the sample, and may decrease the DR metrics. For higher values of τ, the accuracy increased and the DR decreased as shown in the table below. By the results it seems that this parameter affects the DR metric way more than the accuracy metric.</text:span></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1"/>
          </table:table-cell>
          <table:table-cell table:style-name="Table3.A1" office:value-type="string">
            <text:p text:style-name="P3">τ = 140</text:p>
          </table:table-cell>
          <table:table-cell table:style-name="Table3.C1" office:value-type="string">
            <text:p text:style-name="P3">τ = 420</text:p>
          </table:table-cell>
        </table:table-row>
        <table:table-row>
          <table:table-cell table:style-name="Table3.A2" office:value-type="string">
            <text:p text:style-name="P21">Accuracy (avg; std-dev)</text:p>
          </table:table-cell>
          <table:table-cell table:style-name="Table3.A2" office:value-type="string">
            <text:p text:style-name="P20">0.367; 0.198</text:p>
          </table:table-cell>
          <table:table-cell table:style-name="Table3.C2" office:value-type="string">
            <text:p text:style-name="P20">0.418; 0.273</text:p>
          </table:table-cell>
        </table:table-row>
        <table:table-row>
          <table:table-cell table:style-name="Table3.A2" office:value-type="string">
            <text:p text:style-name="P21">DR (avg; std-dev)</text:p>
          </table:table-cell>
          <table:table-cell table:style-name="Table3.A2" office:value-type="string">
            <text:p text:style-name="P20">0.256; 0.09</text:p>
          </table:table-cell>
          <table:table-cell table:style-name="Table3.C2" office:value-type="string">
            <text:p text:style-name="P20">0.233; 0.067</text:p>
          </table:table-cell>
        </table:table-row>
      </table:table>
      <text:p text:style-name="P4"/>
      <text:list xml:id="list41348467" text:continue-numbering="true" text:style-name="L1">
        <text:list-item>
          <text:p text:style-name="P32"><text:span text:style-name="T2">Sampling policies:</text:span><text:span text:style-name="T3"> Besides the data cardinality, an issue that is also addressed by the sampling policy is the training data distribution per class.</text:span><text:span text:style-name="T2"> </text:span><text:span text:style-name="T3">The second heuristic (τ/|C|) for sampling policy gave much better results for the DR metric, but a bit lower ones for the accuracy metric, since it sampled a balanced amount of samples per class, without taking the class weights in account. Also, the second policy produced better results for the metric (accuracy+DR)/2, since the high increase in the DR compensated the small decrease in the accuracy. The sample subset is replaced at each generation. A comparison between the data distribution of the outputs (accuracy+DR)/2 metric) for a set of runs with the same parameters for the Shuttle dataset with a 85% confidence interval is shown below, confirming at a 0.15 level that the second policy is better than the first one for the evaluation metric being used.</text:span></text:p>
          <text:p text:style-name="P28"><draw:frame draw:style-name="fr3" draw:name="graphics3" text:anchor-type="paragraph" svg:width="4.0528in" svg:height="3.248in" draw:z-index="2"><draw:image xlink:href="Pictures/200000070000373200002C3DAF233DB9.svm" xlink:type="simple" xlink:show="embed" xlink:actuate="onLoad"/></draw:frame><text:soft-page-break/>Algorithm info:Class Distributions: defaultdict(&lt;type 'int'&gt;, {0: 11478, 1: 13, 2: 39, 3: 2155, 4: 809, 5: 4, 6: 2}), for a total of 14500 samples</text:p>
        </text:list-item>
      </text:list>
      <text:p text:style-name="P4"/>
      <text:list xml:id="list41357535" text:continue-numbering="true" text:style-name="L1">
        <text:list-item>
          <text:p text:style-name="P27"><text:span text:style-name="T6">Best Classifier: </text:span><text:span text:style-name="T7">The next table show the values of the best found solutions, according to the metric (DR+accuracy)/2. The code for each solution is also shown below. Since the Shuttle dataset had very unbalanced data per class, it was much harder to find a solution that performed well on both. The solution was able to have a good accuracy in the biggest class (class 1, 11478 items in testset), and reasonable ones in some smaller classes (1, 2, and 4, with 13, 39 and 809 items each). But it totally missed the classes 4, 6 and 7. 6 and 7 are actually very small (4 and 2 items each), but class 4 has 809 items so probably it would be possible to find a solution that included class 4 with more trials. Both solutions were obtained at generation 13</text:span><text:span text:style-name="T5">th,</text:span><text:span text:style-name="T8">, they also have the same length of instruction (38), with 2 and 5 introns each.</text:span></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8">Best Solution</text:p>
          </table:table-cell>
          <table:table-cell table:style-name="Table2.A1" office:value-type="string">
            <text:p text:style-name="P3">Thyroid dataset</text:p>
          </table:table-cell>
          <table:table-cell table:style-name="Table2.C1" office:value-type="string">
            <text:p text:style-name="P23">Shuttle dataset</text:p>
          </table:table-cell>
        </table:table-row>
        <table:table-row>
          <table:table-cell table:style-name="Table2.A1" office:value-type="string">
            <text:p text:style-name="P19">Accuracy (testset)</text:p>
          </table:table-cell>
          <table:table-cell table:style-name="Table2.B2" office:value-type="float" office:value="0.91569">
            <text:p text:style-name="P10">0.92</text:p>
          </table:table-cell>
          <table:table-cell table:style-name="Table2.C2" office:value-type="float" office:value="0.70344">
            <text:p text:style-name="P13">0.7</text:p>
          </table:table-cell>
        </table:table-row>
        <table:table-row>
          <table:table-cell table:style-name="Table2.A1" office:value-type="string">
            <text:p text:style-name="P19">DR (testset)</text:p>
          </table:table-cell>
          <table:table-cell table:style-name="Table2.B2" office:value-type="float" office:value="0.85749">
            <text:p text:style-name="P10">0.86</text:p>
          </table:table-cell>
          <table:table-cell table:style-name="Table2.C2" office:value-type="float" office:value="0.37974">
            <text:p text:style-name="P13">0.38</text:p>
          </table:table-cell>
        </table:table-row>
        <table:table-row>
          <table:table-cell table:style-name="Table2.A1" office:value-type="string">
            <text:p text:style-name="P19">Recall per class (testset)</text:p>
          </table:table-cell>
          <table:table-cell table:style-name="Table2.A1" office:value-type="string">
            <text:p text:style-name="P10">[0.86, 0.78, 0.92]</text:p>
          </table:table-cell>
          <table:table-cell table:style-name="Table2.C1" office:value-type="string">
            <text:p text:style-name="P22">[0.86, 0.87, 0.59, 0.0, 0.36, 0.0, 0.0]</text:p>
          </table:table-cell>
        </table:table-row>
        <table:table-row>
          <table:table-cell table:style-name="Table2.A1" office:value-type="string">
            <text:p text:style-name="P19">Fitness</text:p>
          </table:table-cell>
          <table:table-cell table:style-name="Table2.B2" office:value-type="float" office:value="0.87667">
            <text:p text:style-name="P6">0.88</text:p>
          </table:table-cell>
          <table:table-cell table:style-name="Table2.C2" office:value-type="float" office:value="0.39114">
            <text:p text:style-name="P22">0.39</text:p>
          </table:table-cell>
        </table:table-row>
        <table:table-row>
          <table:table-cell table:style-name="Table2.A1" office:value-type="string">
            <text:p text:style-name="P19">Generation</text:p>
          </table:table-cell>
          <table:table-cell table:style-name="Table2.B2" office:value-type="float" office:value="13">
            <text:p text:style-name="P6">13</text:p>
          </table:table-cell>
          <table:table-cell table:style-name="Table2.C2" office:value-type="float" office:value="13">
            <text:p text:style-name="P22">13</text:p>
          </table:table-cell>
        </table:table-row>
      </table:table>
      <text:p text:style-name="P25"/>
      <table:table table:name="Table4" table:style-name="Table4">
        <table:table-column table:style-name="Table4.A"/>
        <table:table-column table:style-name="Table4.B"/>
        <table:table-row>
          <table:table-cell table:style-name="Table4.A1" office:value-type="string">
            <text:p text:style-name="P5">r[0] = r[0] - r[0]</text:p>
            <text:p text:style-name="P5">r[4] = r[4] / r[4]</text:p>
            <text:p text:style-name="P5">r[2] = r[2] - r[3]</text:p>
            <text:p text:style-name="P5">r[0] = r[0] * i[1]</text:p>
            <text:p text:style-name="P5">r[0] = r[0] + r[3]</text:p>
            <text:p text:style-name="P5">r[1] = r[1] - i[4]</text:p>
            <text:p text:style-name="P5">r[1] = r[1] / i[18]</text:p>
            <text:p text:style-name="P5">r[4] = r[4] + r[3]</text:p>
            <text:p text:style-name="P5">r[1] = r[1] + i[10]</text:p>
            <text:p text:style-name="P5">r[0] = r[0] + r[3]</text:p>
            <text:p text:style-name="P5">r[0] = r[0] + i[13]</text:p>
            <text:p text:style-name="P5">r[3] = r[3] - i[13]</text:p>
            <text:p text:style-name="P5">r[4] = r[4] / r[3]</text:p>
            <text:p text:style-name="P5">r[0] = r[0] / i[16]</text:p>
            <text:p text:style-name="P5">r[2] = r[2] - i[12]</text:p>
            <text:p text:style-name="P5"><text:soft-page-break/>r[1] = r[1] - i[3]</text:p>
            <text:p text:style-name="P5">r[3] = r[3] - r[4]</text:p>
            <text:p text:style-name="P5">r[1] = r[1] / i[5]</text:p>
            <text:p text:style-name="P5">r[3] = r[3] / r[0]</text:p>
            <text:p text:style-name="P5">r[1] = r[1] / r[2]</text:p>
            <text:p text:style-name="P5">r[2] = r[2] + i[3]</text:p>
            <text:p text:style-name="P5">r[2] = r[2] + r[0]</text:p>
            <text:p text:style-name="P5">r[2] = r[2] / r[3]</text:p>
            <text:p text:style-name="P5">r[1] = r[1] / r[4]</text:p>
            <text:p text:style-name="P5">r[1] = r[1] + r[3]</text:p>
            <text:p text:style-name="P5">r[2] = r[2] + i[0]</text:p>
            <text:p text:style-name="P5">r[3] = r[3] + i[8]</text:p>
            <text:p text:style-name="P5">r[0] = r[0] - r[1]</text:p>
            <text:p text:style-name="P5">r[2] = r[2] / r[2]</text:p>
            <text:p text:style-name="P5">r[3] = r[3] / r[0]</text:p>
            <text:p text:style-name="P5">r[1] = r[1] * r[3]</text:p>
            <text:p text:style-name="P5">r[0] = r[0] * i[18]</text:p>
            <text:p text:style-name="P5">r[0] = r[0] - r[4]</text:p>
            <text:p text:style-name="P5">r[3] = r[3] - r[4]</text:p>
            <text:p text:style-name="P5">r[3] = r[3] * r[1]</text:p>
            <text:p text:style-name="P7">r[4] = r[4] - r[4]</text:p>
            <text:p text:style-name="P5">r[2] = r[2] - r[3]</text:p>
            <text:p text:style-name="P7">r[4] = r[4] * i[2]</text:p>
          </table:table-cell>
          <table:table-cell table:style-name="Table4.B1" office:value-type="string">
            <text:p text:style-name="P17">r[0] = r[0] + r[1]</text:p>
            <text:p text:style-name="P17">r[4] = r[4] - r[0]</text:p>
            <text:p text:style-name="P17">r[5] = r[5] + r[7]</text:p>
            <text:p text:style-name="P17">r[6] = r[6] * i[4]</text:p>
            <text:p text:style-name="P17">r[3] = r[3] / i[1]</text:p>
            <text:p text:style-name="P17">r[7] = r[7] + i[5]</text:p>
            <text:p text:style-name="P17">r[1] = r[1] - i[0]</text:p>
            <text:p text:style-name="P17">r[2] = r[2] - r[5]</text:p>
            <text:p text:style-name="P17">r[1] = r[1] + r[3]</text:p>
            <text:p text:style-name="P24">r[9] = r[9] - i[1]</text:p>
            <text:p text:style-name="P17">r[4] = r[4] * i[8]</text:p>
            <text:p text:style-name="P17">r[3] = r[3] - r[7]</text:p>
            <text:p text:style-name="P24">r[9] = r[9] * i[3]</text:p>
            <text:p text:style-name="P17">r[2] = r[2] + r[3]</text:p>
            <text:p text:style-name="P17">r[2] = r[2] * i[1]</text:p>
            <text:p text:style-name="P24"><text:soft-page-break/>r[9] = r[9] - i[6]</text:p>
            <text:p text:style-name="P17">r[8] = r[8] + r[8]</text:p>
            <text:p text:style-name="P17">r[3] = r[3] - i[5]</text:p>
            <text:p text:style-name="P17">r[5] = r[5] + r[5]</text:p>
            <text:p text:style-name="P17">r[6] = r[6] + r[4]</text:p>
            <text:p text:style-name="P17">r[0] = r[0] + i[3]</text:p>
            <text:p text:style-name="P17">r[1] = r[1] * i[2]</text:p>
            <text:p text:style-name="P17">r[5] = r[5] / i[6]</text:p>
            <text:p text:style-name="P17">r[3] = r[3] / i[1]</text:p>
            <text:p text:style-name="P17">r[3] = r[3] / i[2]</text:p>
            <text:p text:style-name="P17">r[1] = r[1] * r[5]</text:p>
            <text:p text:style-name="P17">r[3] = r[3] / i[0]</text:p>
            <text:p text:style-name="P17">r[4] = r[4] + r[7]</text:p>
            <text:p text:style-name="P17">r[5] = r[5] / i[5]</text:p>
            <text:p text:style-name="P17">r[3] = r[3] * r[5]</text:p>
            <text:p text:style-name="P17">r[2] = r[2] * r[4]</text:p>
            <text:p text:style-name="P17">r[3] = r[3] * i[8]</text:p>
            <text:p text:style-name="P24">r[9] = r[9] + r[4]</text:p>
            <text:p text:style-name="P24">r[9] = r[9] - i[8]</text:p>
            <text:p text:style-name="P17">r[0] = r[0] - i[8]</text:p>
            <text:p text:style-name="P17">r[4] = r[4] + r[8]</text:p>
            <text:p text:style-name="P17">r[1] = r[1] * i[1]</text:p>
            <text:p text:style-name="P17">r[6] = r[6] * i[8]</text:p>
          </table:table-cell>
        </table:table-row>
        <table:table-row>
          <table:table-cell table:style-name="Table4.A2" office:value-type="string">
            <text:p text:style-name="P16">Code for best program (Thyroid dataset)</text:p>
          </table:table-cell>
          <table:table-cell table:style-name="Table4.B2" office:value-type="string">
            <text:p text:style-name="P16">Code for best program (Shuttle dataset)</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URWPalladioL-Roma" svg:font-family="URWPalladioL-R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11in" fo:margin-bottom="0.317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5H40M32S</meta:editing-duration>
    <meta:editing-cycles>279</meta:editing-cycles>
    <meta:generator>OpenOffice/4.1.1$Win32 OpenOffice.org_project/411m6$Build-9775</meta:generator>
    <dc:date>2015-01-23T21:18:21.96</dc:date>
    <dc:creator>Jessica Pauli de C Bonson</dc:creator>
    <meta:document-statistic meta:table-count="4" meta:image-count="3" meta:object-count="0" meta:page-count="4" meta:paragraph-count="164" meta:word-count="1295" meta:character-count="6735"/>
    <meta:user-defined meta:name="Info 1"/>
    <meta:user-defined meta:name="Info 2"/>
    <meta:user-defined meta:name="Info 3"/>
    <meta:user-defined meta:name="Info 4"/>
  </office:meta>
</office:document-meta>
</file>